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MV Boli" svg:font-family="'MV Bol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</style:style>
    <style:style style:name="P2" style:family="paragraph" style:parent-style-name="Standard" style:list-style-name="">
      <style:paragraph-properties style:text-autospace="none"/>
      <style:text-properties style:use-window-font-color="true" style:font-name="Consolas" fo:font-size="9.5pt" style:font-name-asian="Consolas" style:font-size-asian="9.5pt" style:font-name-complex="Consolas" style:font-size-complex="9.5pt"/>
    </style:style>
    <style:style style:name="P3" style:family="paragraph" style:parent-style-name="Standard" style:list-style-name="">
      <style:paragraph-properties style:text-autospace="none"/>
      <style:text-properties style:use-window-font-color="true" style:font-name="MV Boli" fo:font-size="9.5pt" style:font-name-asian="Consolas" style:font-size-asian="9.5pt" style:font-name-complex="Consolas" style:font-size-complex="9.5pt"/>
    </style:style>
    <style:style style:name="P4" style:family="paragraph" style:parent-style-name="Standard">
      <style:text-properties style:font-name="MV Boli"/>
    </style:style>
    <style:style style:name="P5" style:family="paragraph" style:parent-style-name="Standard">
      <style:text-properties style:font-name="MV Boli" fo:font-size="10pt" style:font-size-asian="10pt" style:font-size-complex="10pt"/>
    </style:style>
    <style:style style:name="P6" style:family="paragraph" style:parent-style-name="Standard">
      <style:text-properties style:font-name="Consolas" fo:font-size="9.5pt" style:font-name-asian="Consolas" style:font-size-asian="9.5pt" style:font-name-complex="Consolas" style:font-size-complex="9.5pt"/>
    </style:style>
    <style:style style:name="P7" style:family="paragraph" style:parent-style-name="Standard" style:list-style-name="">
      <style:paragraph-properties style:text-autospace="none"/>
      <style:text-properties style:font-name="Consolas" fo:font-size="9.5pt" style:font-name-asian="Consolas" style:font-size-asian="9.5pt" style:font-name-complex="Consolas" style:font-size-complex="9.5pt"/>
    </style:style>
    <style:style style:name="P8" style:family="paragraph" style:parent-style-name="Standard" style:list-style-name="">
      <style:paragraph-properties style:text-autospace="none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T1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style:use-window-font-color="true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style:use-window-font-color="true" style:font-name="Consolas" fo:font-size="9.5pt" fo:background-color="#ff3366" style:font-name-asian="Consolas" style:font-size-asian="9.5pt" style:font-name-complex="Consolas" style:font-size-complex="9.5pt"/>
    </style:style>
    <style:style style:name="T4" style:family="text">
      <style:text-properties style:use-window-font-color="true" style:font-name="Consolas" fo:font-size="9.5pt" fo:background-color="#ff420e" style:font-name-asian="Consolas" style:font-size-asian="9.5pt" style:font-name-complex="Consolas" style:font-size-complex="9.5pt"/>
    </style:style>
    <style:style style:name="T5" style:family="text">
      <style:text-properties fo:background-color="#ff3366"/>
    </style:style>
    <style:style style:name="T6" style:family="text">
      <style:text-properties fo:background-color="#ff420e"/>
    </style:style>
    <style:style style:name="T7" style:family="text">
      <style:text-properties style:font-name="MV Boli"/>
    </style:style>
    <style:style style:name="T8" style:family="text">
      <style:text-properties style:font-name="Consolas" fo:font-size="9.5pt" style:font-name-asian="Consolas" style:font-size-asian="9.5pt" style:font-name-complex="Consolas" style:font-size-complex="9.5pt"/>
    </style:style>
    <style:style style:name="T9" style:family="text">
      <style:text-properties style:font-name="Consolas" fo:font-size="9.5pt" fo:background-color="#ff420e" style:font-name-asian="Consolas" style:font-size-asian="9.5pt" style:font-name-complex="Consolas" style:font-size-complex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truct</text:span><text:span text:style-name="T2"> </text:span><text:span text:style-name="T3">movableObject</text:span><text:span text:style-name="T2">{</text:span></text:p>
      <text:p text:style-name="P2"><text:tab/><text:span text:style-name="T6">vector2</text:span> position;</text:p>
      <text:p text:style-name="P2"><text:tab/><text:span text:style-name="T6">vector2</text:span> speed;</text:p>
      <text:p text:style-name="P1"><text:span text:style-name="T2"><text:tab/></text:span><text:span text:style-name="T1">int</text:span><text:span text:style-name="T2"> sprite;</text:span></text:p>
      <text:p text:style-name="P1"><text:span text:style-name="T2"><text:tab/></text:span><text:span text:style-name="T1">int</text:span><text:span text:style-name="T2"> width;</text:span></text:p>
      <text:p text:style-name="P1"><text:span text:style-name="T2"><text:tab/></text:span><text:span text:style-name="T1">int</text:span><text:span text:style-name="T2"> height;</text:span></text:p>
      <text:p text:style-name="P2">};</text:p>
      <text:p text:style-name="Standard"/>
      <text:p text:style-name="P1"><text:span text:style-name="T1">struct</text:span><text:span text:style-name="T2"> </text:span><text:span text:style-name="T4">vector2</text:span><text:span text:style-name="T2">{</text:span></text:p>
      <text:p text:style-name="P1"><text:span text:style-name="T2"><text:tab/></text:span><text:span text:style-name="T1">float</text:span><text:span text:style-name="T2"> x;</text:span></text:p>
      <text:p text:style-name="P1"><text:span text:style-name="T2"><text:tab/></text:span><text:span text:style-name="T1">float</text:span><text:span text:style-name="T2"> y;</text:span></text:p>
      <text:p text:style-name="P2">};</text:p>
      <text:p text:style-name="P5"/>
      <text:p text:style-name="P5"/>
      <text:p text:style-name="P5">Defining Speed, Screen width and height</text:p>
      <text:p text:style-name="P1"><text:span text:style-name="T1">const</text:span><text:span text:style-name="T2"> </text:span><text:span text:style-name="T1">int</text:span><text:span text:style-name="T2"> SPEED = 10;</text:span></text:p>
      <text:p text:style-name="P1"><text:span text:style-name="T1">const</text:span><text:span text:style-name="T2"> </text:span><text:span text:style-name="T1">int</text:span><text:span text:style-name="T2"> SCREEN_X = 1280;</text:span></text:p>
      <text:p text:style-name="P1"><text:span text:style-name="T1">const</text:span><text:span text:style-name="T2"> </text:span><text:span text:style-name="T1">int</text:span><text:span text:style-name="T2"> SCREEN_Y = 780;</text:span></text:p>
      <text:p text:style-name="P2"/>
      <text:p text:style-name="P3">Defining Player 1's x position( along horizontal line), Width and Height of Sprite - y value not listed because vertical movement will be a variable, not constant.</text:p>
      <text:p text:style-name="P1"><text:span text:style-name="T1">const</text:span><text:span text:style-name="T2"> </text:span><text:span text:style-name="T1">int</text:span><text:span text:style-name="T2"> PLAYER1_X = 100;</text:span></text:p>
      <text:p text:style-name="P1"><text:span text:style-name="T1">const</text:span><text:span text:style-name="T2"> </text:span><text:span text:style-name="T1">int</text:span><text:span text:style-name="T2"> PLAYER1_W = 100;</text:span></text:p>
      <text:p text:style-name="P1"><text:span text:style-name="T1">const</text:span><text:span text:style-name="T2"> </text:span><text:span text:style-name="T1">int</text:span><text:span text:style-name="T2"> PLAYER1_H = 144;</text:span></text:p>
      <text:p text:style-name="P1"><text:span text:style-name="T2"/></text:p>
      <text:p text:style-name="P3">Defining Player 2's x position( along horizontal line), Width and Height of Sprite – y value not listed because vertical movement will be a variable, not constant.</text:p>
      <text:p text:style-name="P1"><text:span text:style-name="T1">const</text:span><text:span text:style-name="T2"> </text:span><text:span text:style-name="T1">int</text:span><text:span text:style-name="T2"> PLAYER2_X = 1200;</text:span></text:p>
      <text:p text:style-name="P1"><text:span text:style-name="T1">const</text:span><text:span text:style-name="T2"> </text:span><text:span text:style-name="T1">int</text:span><text:span text:style-name="T2"> PLAYER2_W = 83;</text:span></text:p>
      <text:p text:style-name="P1"><text:span text:style-name="T1">const</text:span><text:span text:style-name="T2"> </text:span><text:span text:style-name="T1">int</text:span><text:span text:style-name="T2"> PLAYER2_H = 128;</text:span></text:p>
      <text:p text:style-name="P2"/>
      <text:p text:style-name="P2"><text:span text:style-name="T7">Defining ball's width and height</text:span> x and <text:span text:style-name="T7">y value not listed because vertical <text:s/>and horizontal movement will be a variable, not constant.</text:span></text:p>
      <text:p text:style-name="P1"><text:span text:style-name="T1">const</text:span><text:span text:style-name="T2"> </text:span><text:span text:style-name="T1">int</text:span><text:span text:style-name="T2"> BALL_W = 64;</text:span></text:p>
      <text:p text:style-name="P1"><text:span text:style-name="T1">const</text:span><text:span text:style-name="T2"> </text:span><text:span text:style-name="T1">int</text:span><text:span text:style-name="T2"> BALL_H = 92;</text:span></text:p>
      <text:p text:style-name="Standard"/>
      <text:p text:style-name="P4">Creating array with 5 spots with no information for high scores and sets the boolean variable for gameover as being false.</text:p>
      <text:p text:style-name="P1"><text:span text:style-name="T1">int</text:span><text:span text:style-name="T2"> g_highScores[5] = {0};</text:span></text:p>
      <text:p text:style-name="P1"><text:span text:style-name="T1">bool</text:span><text:span text:style-name="T2"> g_gameOver = </text:span><text:span text:style-name="T1">false</text:span><text:span text:style-name="T2">;</text:span></text:p>
      <text:p text:style-name="Standard"/>
      <text:p text:style-name="P4">Defines Player score variables and initial value of 0</text:p>
      <text:p text:style-name="P1"><text:span text:style-name="T1">int</text:span><text:span text:style-name="T2"> player1Score = 0;</text:span></text:p>
      <text:p text:style-name="P1"><text:span text:style-name="T1">int</text:span><text:span text:style-name="T2"> player2Score = 0;</text:span></text:p>
      <text:p text:style-name="P1"><text:span text:style-name="T1">int</text:span><text:span text:style-name="T2"> frameCounter = 0;</text:span></text:p>
      <text:p text:style-name="Standard"/>
      <text:p text:style-name="Standard"/>
      <text:p text:style-name="P4">Math functions for ball physics etc</text:p>
      <text:p text:style-name="P4"/>
      <text:p text:style-name="P4"><text:span text:style-name="T9">vector2</text:span><text:span text:style-name="T8"> vectorSubtract(</text:span><text:span text:style-name="T9">vector2</text:span><text:span text:style-name="T8"> &amp;</text:span><text:span text:style-name="T9">v</text:span><text:span text:style-name="T8">, </text:span><text:span text:style-name="T1">float</text:span><text:span text:style-name="T2"> s){</text:span></text:p>
      <text:p text:style-name="P2"><text:tab/><text:span text:style-name="T6">vector2</text:span> result = {<text:span text:style-name="T6">v</text:span>.x - s, <text:span text:style-name="T6">v</text:span>.y - s};</text:p>
      <text:p text:style-name="P1"><text:span text:style-name="T2"><text:tab/></text:span><text:span text:style-name="T1">return</text:span><text:span text:style-name="T2"> result;</text:span></text:p>
      <text:p text:style-name="P1"><text:soft-page-break/><text:span text:style-name="T4">vector2</text:span><text:span text:style-name="T2"> vectorAdd(</text:span><text:span text:style-name="T4">vector2</text:span><text:span text:style-name="T2"> &amp;</text:span><text:span text:style-name="T4">v</text:span><text:span text:style-name="T2">, </text:span><text:span text:style-name="T1">float</text:span><text:span text:style-name="T2"> s){</text:span></text:p>
      <text:p text:style-name="P2"><text:tab/><text:span text:style-name="T6">vector2</text:span> result = {<text:span text:style-name="T6">v</text:span>.x + s, <text:span text:style-name="T6">v</text:span>.y + s};</text:p>
      <text:p text:style-name="P1"><text:span text:style-name="T2"><text:tab/></text:span><text:span text:style-name="T1">return</text:span><text:span text:style-name="T2"> result;</text:span></text:p>
      <text:p text:style-name="P1"><text:span text:style-name="T2"/></text:p>
      <text:p text:style-name="P4"><text:span text:style-name="T9">vector2</text:span><text:span text:style-name="T8"> multiplyScalar(</text:span><text:span text:style-name="T9">vector2</text:span><text:span text:style-name="T8"> &amp;</text:span><text:span text:style-name="T9">v</text:span><text:span text:style-name="T8">, </text:span><text:span text:style-name="T1">float</text:span><text:span text:style-name="T2"> s){</text:span></text:p>
      <text:p text:style-name="P2"><text:tab/><text:span text:style-name="T6">vector2</text:span> result = {<text:span text:style-name="T6">v</text:span>.x * s, <text:span text:style-name="T6">v</text:span>.y * s};</text:p>
      <text:p text:style-name="P1"><text:span text:style-name="T2"><text:tab/></text:span><text:span text:style-name="T1">return</text:span><text:span text:style-name="T2"> result;</text:span></text:p>
      <text:p text:style-name="P1"><text:span text:style-name="T2"/></text:p>
      <text:p text:style-name="P6"><text:span text:style-name="T6">vector2</text:span> vectorSubtract(<text:span text:style-name="T6">vector2</text:span> &amp;v, <text:span text:style-name="T6">vector2</text:span> &amp;<text:span text:style-name="T6">v</text:span>2){</text:p>
      <text:p text:style-name="P7"><text:tab/><text:span text:style-name="T6">vector2</text:span> result = {<text:span text:style-name="T6">v</text:span>.x - <text:span text:style-name="T6">v</text:span>2.x, <text:span text:style-name="T6">v</text:span>.y - <text:span text:style-name="T6">v</text:span>2.y};</text:p>
      <text:p text:style-name="P1"><text:span text:style-name="T8"><text:tab/></text:span><text:span text:style-name="T1">return</text:span><text:span text:style-name="T2"> result;</text:span></text:p>
      <text:p text:style-name="P4"/>
      <text:p text:style-name="P6"><text:span text:style-name="T6">vector2</text:span> vectorAdd(<text:span text:style-name="T6">vector2</text:span> &amp;v, <text:span text:style-name="T6">vector2</text:span> &amp;<text:span text:style-name="T6">v</text:span>2){</text:p>
      <text:p text:style-name="P7"><text:tab/><text:span text:style-name="T6">vector2</text:span> result = {<text:span text:style-name="T6">v</text:span>.x + <text:span text:style-name="T6">v</text:span>2.x, <text:span text:style-name="T6">v</text:span>.y + <text:span text:style-name="T6">v</text:span>2.y};</text:p>
      <text:p text:style-name="P1"><text:span text:style-name="T8"><text:tab/></text:span><text:span text:style-name="T1">return</text:span><text:span text:style-name="T2"> result;</text:span></text:p>
      <text:p text:style-name="P4"/>
      <text:p text:style-name="P6"><text:span text:style-name="T6">vector2</text:span> getNormal(<text:span text:style-name="T6">vector2</text:span> &amp;<text:span text:style-name="T6">v</text:span>){</text:p>
      <text:p text:style-name="P1"><text:span text:style-name="T8"><text:tab/></text:span><text:span text:style-name="T1">float</text:span><text:span text:style-name="T2"> mag = sqrt(v.x*v.x + </text:span><text:span text:style-name="T4">v</text:span><text:span text:style-name="T2">.y*</text:span><text:span text:style-name="T4">v</text:span><text:span text:style-name="T2">.y);</text:span></text:p>
      <text:p text:style-name="P2"><text:tab/><text:span text:style-name="T6">vector2</text:span> result = {<text:span text:style-name="T6">v</text:span>.x/mag, <text:span text:style-name="T6">v</text:span>.y/mag};</text:p>
      <text:p text:style-name="P1"><text:span text:style-name="T2"><text:tab/></text:span><text:span text:style-name="T1">return</text:span><text:span text:style-name="T2"> result;</text:span></text:p>
      <text:p text:style-name="P4"/>
      <text:p text:style-name="P1"><text:span text:style-name="T1">float</text:span><text:span text:style-name="T2"> getMagnitude(</text:span><text:span text:style-name="T4">vector2</text:span><text:span text:style-name="T2"> &amp;</text:span><text:span text:style-name="T4">v</text:span><text:span text:style-name="T2">){</text:span></text:p>
      <text:p text:style-name="P1"><text:span text:style-name="T2"><text:tab/></text:span><text:span text:style-name="T1">return</text:span><text:span text:style-name="T2"> sqrt(</text:span><text:span text:style-name="T4">v</text:span><text:span text:style-name="T2">.x*</text:span><text:span text:style-name="T4">v</text:span><text:span text:style-name="T2">.x + </text:span><text:span text:style-name="T4">v</text:span><text:span text:style-name="T2">.y*</text:span><text:span text:style-name="T4">v</text:span><text:span text:style-name="T2">.y);</text:span></text:p>
      <text:p text:style-name="P1"><text:span text:style-name="T2"/></text:p>
      <text:p text:style-name="P1"><text:span text:style-name="T2"/></text:p>
      <text:p text:style-name="P1"><text:span text:style-name="T2">Sorting an array of intergers in decending order for score</text:span></text:p>
      <text:p text:style-name="P1"><text:span text:style-name="T1">void</text:span><text:span text:style-name="T2"> sort(</text:span><text:span text:style-name="T1">int</text:span><text:span text:style-name="T2"> </text:span><text:span text:style-name="T1">array</text:span><text:span text:style-name="T2">[], </text:span><text:span text:style-name="T1">int</text:span><text:span text:style-name="T2"> size) {</text:span></text:p>
      <text:p text:style-name="P1"><text:span text:style-name="T2"><text:tab/></text:span><text:span text:style-name="T1">for</text:span><text:span text:style-name="T2">(</text:span><text:span text:style-name="T1">int</text:span><text:span text:style-name="T2"> i=0; i&lt;size; i++) {</text:span></text:p>
      <text:p text:style-name="P1"><text:span text:style-name="T2"><text:tab/><text:tab/></text:span><text:span text:style-name="T1">for</text:span><text:span text:style-name="T2">(</text:span><text:span text:style-name="T1">int</text:span><text:span text:style-name="T2"> j=0; j&lt;size; j++) {</text:span></text:p>
      <text:p text:style-name="P1"><text:span text:style-name="T2"><text:tab/><text:tab/><text:tab/></text:span><text:span text:style-name="T1">if</text:span><text:span text:style-name="T2">(</text:span><text:span text:style-name="T1">array</text:span><text:span text:style-name="T2">[i] &gt; </text:span><text:span text:style-name="T1">array</text:span><text:span text:style-name="T2">[j]) {</text:span></text:p>
      <text:p text:style-name="P1"><text:span text:style-name="T2"><text:tab/><text:tab/><text:tab/><text:tab/></text:span><text:span text:style-name="T1">int</text:span><text:span text:style-name="T2"> tmp = </text:span><text:span text:style-name="T1">array</text:span><text:span text:style-name="T2">[i];</text:span></text:p>
      <text:p text:style-name="P1"><text:span text:style-name="T2"><text:tab/><text:tab/><text:tab/><text:tab/></text:span><text:span text:style-name="T1">array</text:span><text:span text:style-name="T2">[i] = </text:span><text:span text:style-name="T1">array</text:span><text:span text:style-name="T2">[j];</text:span></text:p>
      <text:p text:style-name="P1"><text:span text:style-name="T2"><text:tab/><text:tab/><text:tab/><text:tab/></text:span><text:span text:style-name="T1">array</text:span><text:span text:style-name="T2">[j] = tmp;<text:tab/></text:span></text:p>
      <text:p text:style-name="P1"><text:span text:style-name="T2"/></text:p>
      <text:p text:style-name="P1"><text:span text:style-name="T2"><text:tab/></text:span></text:p>
      <text:p text:style-name="P1"><text:span text:style-name="T2"/></text:p>
      <text:p text:style-name="P8">// will test if an object has gone outside the screen boundaries</text:p>
      <text:p text:style-name="P8">// if the object has gone off the screen, this function will also modify</text:p>
      <text:p text:style-name="P8">// the objects speed so that it will move back onto the screen</text:p>
      <text:p text:style-name="P8">// returns true if the object's x or y coordinate is off the screen</text:p>
      <text:p text:style-name="P1"><text:span text:style-name="T1">bool</text:span><text:span text:style-name="T2"> testOnScreen(movableObject&amp; obj){</text:span></text:p>
      <text:p text:style-name="P1"><text:span text:style-name="T2"><text:tab/></text:span><text:span text:style-name="T1">if</text:span><text:span text:style-name="T2">(obj.position.x &gt; SCREEN_X) {</text:span></text:p>
      <text:p text:style-name="P2"><text:tab/><text:tab/>obj.speed.x *= -1;</text:p>
      <text:p text:style-name="P1"><text:span text:style-name="T2"><text:tab/><text:tab/></text:span><text:span text:style-name="T1">return</text:span><text:span text:style-name="T2"> </text:span><text:span text:style-name="T1">true</text:span><text:span text:style-name="T2">;</text:span></text:p>
      <text:p text:style-name="P2"><text:tab/>}</text:p>
      <text:p text:style-name="P1"><text:span text:style-name="T2"><text:tab/></text:span><text:span text:style-name="T1">if</text:span><text:span text:style-name="T2">(obj.position.x &lt; 0) {</text:span></text:p>
      <text:p text:style-name="P2"><text:tab/><text:tab/>obj.speed.x *= -1;</text:p>
      <text:p text:style-name="P1"><text:span text:style-name="T2"><text:tab/><text:tab/></text:span><text:span text:style-name="T1">return</text:span><text:span text:style-name="T2"> </text:span><text:span text:style-name="T1">true</text:span><text:span text:style-name="T2">;</text:span></text:p>
      <text:p text:style-name="P2"><text:tab/>}</text:p>
      <text:p text:style-name="P1"><text:span text:style-name="T2"><text:tab/></text:span><text:span text:style-name="T1">if</text:span><text:span text:style-name="T2">(obj.position.y &gt; SCREEN_Y) {</text:span></text:p>
      <text:p text:style-name="P2"><text:tab/><text:tab/>obj.speed.y *= -1;</text:p>
      <text:p text:style-name="P2"><text:tab/>}</text:p>
      <text:p text:style-name="P1"><text:span text:style-name="T2"><text:tab/></text:span><text:span text:style-name="T1">if</text:span><text:span text:style-name="T2">(obj.position.y &lt; 0) {</text:span></text:p>
      <text:p text:style-name="P2"><text:tab/><text:tab/>obj.speed.y *= -1;</text:p>
      <text:p text:style-name="P2"><text:tab/>}</text:p>
      <text:p text:style-name="P1"><text:span text:style-name="T2"><text:tab/></text:span><text:span text:style-name="T1">return</text:span><text:span text:style-name="T2"> </text:span><text:span text:style-name="T1">false</text:span><text:span text:style-name="T2">;</text:span></text:p>
      <text:p text:style-name="P1"><text:span text:style-name="T2"/></text:p>
      <text:p text:style-name="P8"><text:span text:style-name="T2"/></text:p>
      <text:p text:style-name="P8"><text:soft-page-break/>// updates the position of the ball</text:p>
      <text:p text:style-name="P8">// adds the balls current velocity to its current position to get the </text:p>
      <text:p text:style-name="P8">// new position</text:p>
      <text:p text:style-name="P1"><text:span text:style-name="T1">void</text:span><text:span text:style-name="T2"> updateBallPosition(movableObject &amp;obj) {</text:span></text:p>
      <text:p text:style-name="P2"><text:tab/>obj.position = vectorAdd(obj.position, obj.speed);</text:p>
      <text:p text:style-name="P1"><text:span text:style-name="T2"/></text:p>
      <text:p text:style-name="P1"><text:span text:style-name="T2"/></text:p>
      <text:p text:style-name="Standard"/>
      <text:p text:style-name="Standard"/>
      <text:p text:style-name="Standard">// global variables </text:p>
      <text:p text:style-name="Standard"/>
      <text:p text:style-name="Standard">unsigned int bgImage = -1;</text:p>
      <text:p text:style-name="Standard"><text:span text:style-name="T5">movableObject</text:span> player1 = {PLAYER1_X, 100, 0, 0, -1 , PLAYER1_W, PLAYER1_H};</text:p>
      <text:p text:style-name="Standard"><text:span text:style-name="T5">movableObject</text:span> player2 = {PLAYER2_X, 100, 0, 0, -1, PLAYER2_W, PLAYER2_H};</text:p>
      <text:p text:style-name="Standard"><text:span text:style-name="T5">movableObject</text:span> ball = {500, 500, 5+(rand()%40)/10, 5+(rand()%50)/10, -1, BALL_W, BALL_H}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MV Boli" svg:font-family="'MV Bol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1T09:32:37.15</meta:creation-date>
    <meta:document-statistic meta:table-count="0" meta:image-count="0" meta:object-count="0" meta:page-count="3" meta:paragraph-count="94" meta:word-count="520" meta:character-count="3180"/>
    <dc:date>2013-09-11T12:55:29.58</dc:date>
    <meta:editing-duration>PT2H37M11S</meta:editing-duration>
    <meta:editing-cycles>1</meta:editing-cycles>
    <meta:generator>OpenOffice/4.0.0$Win32 OpenOffice.org_project/400m3$Build-9702</meta:generator>
  </office:meta>
</office:document-meta>
</file>